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442cm" style:rel-column-width="4219*"/>
    </style:style>
    <style:style style:name="Tabelle1.B" style:family="table-column">
      <style:table-column-properties style:column-width="2.05cm" style:rel-column-width="1162*"/>
    </style:style>
    <style:style style:name="Tabelle1.C" style:family="table-column">
      <style:table-column-properties style:column-width="7.507cm" style:rel-column-width="4256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paragraph-properties fo:text-align="end" style:justify-single-word="false"/>
      <style:text-properties fo:color="#ff3333"/>
    </style:style>
    <style:style style:name="P4" style:family="paragraph" style:parent-style-name="Standard">
      <style:paragraph-properties fo:text-align="center" style:justify-single-word="false"/>
      <style:text-properties fo:color="#ff3333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ff3333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ff3333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T1" style:family="text">
      <style:text-properties fo:color="#ff3333"/>
    </style:style>
    <style:style style:name="T2" style:family="text">
      <style:text-properties fo:color="#ff0000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rname(n) Nachname</text:p>
      <text:p text:style-name="P2">Straße Hausnummer</text:p>
      <text:p text:style-name="P2">Postleitzahl Stadt</text:p>
      <text:p text:style-name="P6"/>
      <text:p text:style-name="P6"/>
      <text:p text:style-name="P6"><text:span text:style-name="T1">Stadt</text:span>, den <text:span text:style-name="T1">TT.MM.JJJJ</text:span></text:p>
      <text:p text:style-name="P6"/>
      <text:p text:style-name="P3">Standesamt deines Eintrags im Geburtenregister</text:p>
      <text:p text:style-name="P3">Straße Hausnummer</text:p>
      <text:p text:style-name="P3">Postleitzahl Stadt</text:p>
      <text:p text:style-name="P6"/>
      <text:p text:style-name="P6"/>
      <text:p text:style-name="P1">Antrag auf Veränderung der Reihenfolge der Vornamen nach 2.PstRÄndG §45a</text:p>
      <text:p text:style-name="P1"/>
      <text:p text:style-name="P7">Sehr geehrte Beamte des Standesamtes <text:span text:style-name="T1">Stadt</text:span>,</text:p>
      <text:p text:style-name="P7"/>
      <text:p text:style-name="P7">Hiermit beantrage ich, die Reihenfolge meiner Vornamen nach dem 2.PstRÄndG §45a von <text:span text:style-name="T2">Vorname 1 Vorname 2 Vorname 3 </text:span>zu <text:span text:style-name="T2">Vorname 2 Vorname 1 Vorname 3 (zum Beispiel) </text:span><text:span text:style-name="T3">zu ändern.</text:span></text:p>
      <text:p text:style-name="P7"><text:span text:style-name="T3"/></text:p>
      <text:p text:style-name="P7"><text:span text:style-name="T3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Bitte ändern Sie: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0">Vornamen 1, 2, 3 Nachname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>Vornamen 2, 1 3 (z.B.) Nachname</text:p>
          </table:table-cell>
        </table:table-row>
        <table:table-row>
          <table:table-cell table:style-name="Tabelle1.A1" office:value-type="string">
            <text:p text:style-name="P10">Straße Hausnummer</text:p>
          </table:table-cell>
          <table:table-cell table:style-name="Tabelle1.A1" office:value-type="string">
            <text:p text:style-name="P11">zu</text:p>
          </table:table-cell>
          <table:table-cell table:style-name="Tabelle1.A1" office:value-type="string">
            <text:p text:style-name="P10">Straße Hausnummer</text:p>
          </table:table-cell>
        </table:table-row>
        <table:table-row>
          <table:table-cell table:style-name="Tabelle1.A1" office:value-type="string">
            <text:p text:style-name="P10">Postleitzahl Stadt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>Postleitzahl Stadt</text:p>
          </table:table-cell>
        </table:table-row>
      </table:table>
      <text:p text:style-name="Standard"/>
      <text:p text:style-name="Standard"/>
      <text:p text:style-name="P8">Mit freundlichen Grüßen,</text:p>
      <text:p text:style-name="P5"/>
      <text:p text:style-name="P5">[Vornamen 1, 2, 3 Nachname]</text:p>
      <text:p text:style-name="P4">Handschriftliche Unterschrift,</text:p>
      <text:p text:style-name="P4">Vor dem Drucken löschen</text:p>
      <text:p text:style-name="P5"/>
      <text:p text:style-name="P5">[Vornamen 2, 1, 3 (z.B.) Nachname]</text:p>
      <text:p text:style-name="P4">Handschriftliche Unterschrift,</text:p>
      <text:p text:style-name="P4">Vor dem Drucken lös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9S</meta:editing-duration>
    <meta:editing-cycles>3</meta:editing-cycles>
    <meta:generator>OpenOffice/4.1.6$Win32 OpenOffice.org_project/416m1$Build-9790</meta:generator>
    <dc:date>2019-12-30T12:52:04.30</dc:date>
    <meta:document-statistic meta:table-count="1" meta:image-count="0" meta:object-count="0" meta:page-count="1" meta:paragraph-count="25" meta:word-count="112" meta:character-count="779"/>
    <dc:creator>Elena Schmidt</dc:creator>
    <meta:user-defined meta:name="Info 1"/>
    <meta:user-defined meta:name="Info 2"/>
    <meta:user-defined meta:name="Info 3"/>
    <meta:user-defined meta:name="Info 4"/>
  </office:meta>
</office:document-meta>
</file>